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9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10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11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12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13" style:family="graphic" style:parent-style-name="standard">
      <style:graphic-properties svg:stroke-color="#ffd320" draw:fill="solid" draw:fill-color="#333300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8" draw:text-style-name="P1" draw:layer="layout" svg:width="13cm" svg:height="5cm" svg:x="39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9" draw:text-style-name="P1" draw:layer="Разметка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Разметка" svg:width="27cm" svg:height="5cm" svg:x="24cm" svg:y="0cm">
          <text:p text:style-name="P2">=-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Разметка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11" draw:text-style-name="P1" draw:layer="Разметка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11" draw:text-style-name="P1" draw:layer="Разметка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9" draw:text-style-name="P1" draw:layer="Разметка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11" draw:text-style-name="P1" draw:layer="Разметка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12" draw:text-style-name="P1" draw:layer="Разметка" svg:width="13cm" svg:height="6cm" svg:x="39cm" svg:y="6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Разметка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Разметка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Разметка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4" draw:text-style-name="P1" draw:layer="layout" svg:width="10cm" svg:height="43cm" svg:x="70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4cm" svg:height="44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cm" svg:height="3cm" svg:x="26cm" svg:y="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5cm" svg:height="3cm" svg:x="43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6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1-12T13:27:44.457000000</dc:date>
    <meta:editing-duration>PT17H1S</meta:editing-duration>
    <meta:editing-cycles>85</meta:editing-cycles>
    <meta:generator>LibreOffice/4.1.1.2$Windows_x86 LibreOffice_project/7e4286b58adc75a14f6d83f53a03b6c11fa2903</meta:generator>
    <meta:document-statistic meta:object-count="70"/>
  </office:meta>
</office:document-meta>
</file>